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opacity="0%" draw:textarea-horizontal-align="justify" draw:textarea-vertical-align="middle" draw:auto-grow-height="false" fo:min-height="2.036cm" fo:min-width="21.598cm"/>
    </style:style>
    <style:style style:name="gr2" style:family="graphic" style:parent-style-name="standard">
      <style:graphic-properties svg:stroke-color="#111111" draw:opacity="0%" draw:textarea-horizontal-align="justify" draw:textarea-vertical-align="middle" draw:auto-grow-height="false" fo:min-height="3.814cm" fo:min-width="8.39cm"/>
    </style:style>
    <style:style style:name="gr3" style:family="graphic" style:parent-style-name="standard">
      <style:graphic-properties svg:stroke-color="#111111" draw:opacity="0%" draw:textarea-horizontal-align="justify" draw:textarea-vertical-align="middle" draw:auto-grow-height="false" fo:min-height="3.814cm" fo:min-width="8.898cm"/>
    </style:style>
    <style:style style:name="gr4" style:family="graphic" style:parent-style-name="standard">
      <style:graphic-properties svg:stroke-color="#111111" draw:opacity="0%" draw:textarea-horizontal-align="justify" draw:textarea-vertical-align="middle" draw:auto-grow-height="false" fo:min-height="1.602cm" fo:min-width="2.802cm"/>
    </style:style>
    <style:style style:name="gr5" style:family="graphic" style:parent-style-name="standard">
      <style:graphic-properties svg:stroke-color="#111111" draw:opacity="0%" draw:textarea-horizontal-align="justify" draw:textarea-vertical-align="middle" draw:auto-grow-height="false" fo:min-height="1.602cm" fo:min-width="2.808cm"/>
    </style:style>
    <style:style style:name="gr6" style:family="graphic" style:parent-style-name="standard">
      <style:graphic-properties svg:stroke-color="#b2b2b2" draw:fill-color="#b2b2b2" draw:textarea-horizontal-align="justify" draw:textarea-vertical-align="middle" draw:auto-grow-height="false" fo:min-height="0.572cm" fo:min-width="1.024cm"/>
    </style:style>
    <style:style style:name="gr7" style:family="graphic" style:parent-style-name="standard">
      <style:graphic-properties svg:stroke-color="#b2b2b2" draw:fill-color="#b2b2b2" draw:textarea-horizontal-align="justify" draw:textarea-vertical-align="middle" draw:auto-grow-height="false" fo:min-height="1.447cm" fo:min-width="0cm"/>
    </style:style>
    <style:style style:name="gr8" style:family="graphic" style:parent-style-name="standard">
      <style:graphic-properties svg:stroke-color="#b2b2b2" draw:fill-color="#b2b2b2" draw:textarea-horizontal-align="justify" draw:textarea-vertical-align="middle" draw:auto-grow-height="false" fo:min-height="1.502cm" fo:min-width="0cm"/>
    </style:style>
    <style:style style:name="gr9" style:family="graphic" style:parent-style-name="standard">
      <style:graphic-properties svg:stroke-color="#b2b2b2" draw:fill-color="#b2b2b2" draw:textarea-horizontal-align="justify" draw:textarea-vertical-align="middle" draw:auto-grow-height="false" fo:min-height="0.572cm" fo:min-width="1.687cm"/>
    </style:style>
    <style:style style:name="gr10" style:family="graphic" style:parent-style-name="standard">
      <style:graphic-properties svg:stroke-color="#b2b2b2" draw:fill-color="#b2b2b2" draw:textarea-horizontal-align="justify" draw:textarea-vertical-align="middle" draw:auto-grow-height="false" fo:min-height="0.572cm" fo:min-width="1.267cm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1.02cm" fo:min-width="0.008cm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0.882cm"/>
    </style:style>
    <style:style style:name="gr13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0.9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6" style:family="graphic" style:parent-style-name="standard">
      <style:graphic-properties svg:stroke-color="#b2b2b2" draw:fill-color="#b2b2b2" draw:textarea-horizontal-align="justify" draw:textarea-vertical-align="middle" draw:auto-grow-height="false" fo:min-height="1.675cm" fo:min-width="0cm"/>
    </style:style>
    <style:style style:name="gr17" style:family="graphic" style:parent-style-name="standard">
      <style:graphic-properties svg:stroke-color="#b2b2b2" draw:fill-color="#b2b2b2" draw:textarea-horizontal-align="justify" draw:textarea-vertical-align="middle" draw:auto-grow-height="false" fo:min-height="1.52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274cm" fo:min-width="0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b2b2b2" draw:fill-color="#b2b2b2" draw:textarea-horizontal-align="justify" draw:textarea-vertical-align="middle" draw:auto-grow-height="false" fo:min-height="1.02cm" fo:min-width="2.294cm"/>
    </style:style>
    <style:style style:name="gr21" style:family="graphic" style:parent-style-name="standard">
      <style:graphic-properties svg:stroke-color="#b2b2b2" draw:fill-color="#b2b2b2" draw:textarea-horizontal-align="justify" draw:textarea-vertical-align="middle" draw:auto-grow-height="false" fo:min-height="2.37cm" fo:min-width="0cm"/>
    </style:style>
    <style:style style:name="gr22" style:family="graphic" style:parent-style-name="standard">
      <style:graphic-properties svg:stroke-color="#b2b2b2" draw:fill-color="#b2b2b2" draw:textarea-horizontal-align="justify" draw:textarea-vertical-align="middle" draw:auto-grow-height="false" fo:min-height="2.458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line-height="100%"/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paragraph-properties fo:line-height="100%"/>
      <style:text-properties fo:font-size="10.5pt" style:font-size-asian="10.5pt" style:font-size-complex="10.5pt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2.098cm" svg:height="2.286cm" svg:x="2.54cm" svg:y="16.256cm">
          <text:p text:style-name="P1">ath9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2.098cm" svg:height="2.286cm" svg:x="2.54cm" svg:y="13.716cm">
          <text:p text:style-name="P1">Decentralized Congestion Contro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4.064cm" svg:x="15.748cm" svg:y="9.398cm">
          <text:p text:style-name="P1">Decentralized Environmental</text:p>
          <text:p text:style-name="P1">Notification Serv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398cm" svg:height="4.064cm" svg:x="6.096cm" svg:y="9.398cm">
          <text:p text:style-name="P1">Cooperative Awareness</text:p>
          <text:p text:style-name="P1"><text:s/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302cm" svg:height="1.852cm" svg:x="2.54cm" svg:y="11.61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308cm" svg:height="1.852cm" svg:x="2.54cm" svg:y="9.398cm">
          <text:p text:style-name="P1">OBD2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6" draw:text-style-name="P3" draw:layer="layout" svg:width="1.524cm" svg:height="0.822cm" svg:x="10.16cm" svg:y="13.21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77cm" svg:height="1.938cm" svg:x="11.323cm" svg:y="12.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3" draw:layer="layout" svg:width="0.284cm" svg:height="2.002cm" svg:x="10.291cm" svg:y="12.6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6" draw:text-style-name="P3" draw:layer="layout" svg:width="1.524cm" svg:height="0.822cm" svg:x="19.46cm" svg:y="13.21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77cm" svg:height="1.938cm" svg:x="20.623cm" svg:y="12.60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3" draw:layer="layout" svg:width="0.284cm" svg:height="2.002cm" svg:x="19.591cm" svg:y="12.63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9" draw:text-style-name="P3" draw:layer="layout" svg:width="2.187cm" svg:height="0.822cm" svg:x="8.909cm" svg:y="15.7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398cm" svg:height="1.938cm" svg:x="10.578cm" svg:y="15.10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3" draw:layer="layout" svg:width="0.408cm" svg:height="2.002cm" svg:x="9.097cm" svg:y="15.1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0" draw:text-style-name="P3" draw:layer="layout" svg:width="1.767cm" svg:height="0.822cm" svg:x="16.46cm" svg:y="15.71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322cm" svg:height="1.938cm" svg:x="17.808cm" svg:y="15.1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3" draw:layer="layout" svg:width="0.329cm" svg:height="2.002cm" svg:x="16.612cm" svg:y="15.13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1" draw:text-style-name="P3" draw:layer="layout" svg:width="0.508cm" svg:height="1.27cm" svg:x="5.677cm" svg:y="9.7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578cm" svg:height="0.254cm" svg:x="5.115cm" svg:y="10.50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3" draw:layer="layout" svg:width="1.678cm" svg:height="0.254cm" svg:x="5.115cm" svg:y="10.0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1" draw:text-style-name="P3" draw:layer="layout" svg:width="0.508cm" svg:height="1.27cm" svg:x="5.678cm" svg:y="11.9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578cm" svg:height="0.254cm" svg:x="5.116cm" svg:y="12.70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3" draw:layer="layout" svg:width="1.678cm" svg:height="0.254cm" svg:x="5.116cm" svg:y="12.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" draw:text-style-name="P2" draw:layer="layout" svg:width="22.098cm" svg:height="2.286cm" svg:x="2.54cm" svg:y="6.916cm">
          <text:p text:style-name="P1">Local Dynamic Ma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2.098cm" svg:height="2.286cm" svg:x="2.54cm" svg:y="4.416cm">
          <text:p text:style-name="P1">Server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1.524cm" svg:height="0.822cm" svg:x="12.96cm" svg:y="6.41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77cm" svg:height="1.938cm" svg:x="14.123cm" svg:y="5.80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3" draw:layer="layout" svg:width="0.284cm" svg:height="2.002cm" svg:x="13.091cm" svg:y="5.83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" draw:text-style-name="P2" draw:layer="layout" svg:width="22.098cm" svg:height="2.286cm" svg:x="2.54cm" svg:y="1.916cm">
          <text:p text:style-name="P1">Web Interface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1.524cm" svg:height="0.822cm" svg:x="12.96cm" svg:y="3.9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77cm" svg:height="1.938cm" svg:x="14.123cm" svg:y="3.30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3" draw:layer="layout" svg:width="0.284cm" svg:height="2.002cm" svg:x="13.091cm" svg:y="3.3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4" draw:text-style-name="P4" draw:layer="layout" svg:width="1.395cm" svg:height="0.725cm" svg:x="13.008cm" svg:y="3.902cm">
          <draw:text-box>
            <text:p><text:span text:style-name="T1">cr</text:span><text:span text:style-name="T1">o</text:span><text:span text:style-name="T1">w</text:span></text:p>
          </draw:text-box>
        </draw:frame>
        <draw:g>
          <draw:custom-shape draw:style-name="gr6" draw:text-style-name="P3" draw:layer="layout" svg:width="1.524cm" svg:height="0.822cm" svg:x="12.96cm" svg:y="6.4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77cm" svg:height="1.938cm" svg:x="14.123cm" svg:y="5.80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3" draw:layer="layout" svg:width="0.284cm" svg:height="2.002cm" svg:x="13.091cm" svg:y="5.8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5" draw:text-style-name="P4" draw:layer="layout" svg:width="1.302cm" svg:height="0.725cm" svg:x="13.109cm" svg:y="6.503cm">
          <draw:text-box>
            <text:p><text:span text:style-name="T1">z</text:span><text:span text:style-name="T1">m</text:span><text:span text:style-name="T1">q</text:span></text:p>
          </draw:text-box>
        </draw:frame>
        <draw:frame draw:style-name="gr14" draw:text-style-name="P4" draw:layer="layout" svg:width="1.302cm" svg:height="0.725cm" svg:x="10.309cm" svg:y="13.204cm">
          <draw:text-box>
            <text:p><text:span text:style-name="T1">zmq</text:span></text:p>
          </draw:text-box>
        </draw:frame>
        <draw:frame draw:style-name="gr14" draw:text-style-name="P4" draw:layer="layout" svg:width="1.302cm" svg:height="0.725cm" svg:x="19.609cm" svg:y="13.205cm">
          <draw:text-box>
            <text:p><text:span text:style-name="T1">z</text:span><text:span text:style-name="T1">m</text:span><text:span text:style-name="T1">q</text:span></text:p>
          </draw:text-box>
        </draw:frame>
        <draw:frame draw:style-name="gr14" draw:text-style-name="P4" draw:layer="layout" svg:width="2.018cm" svg:height="0.725cm" svg:x="16.409cm" svg:y="15.806cm">
          <draw:text-box>
            <text:p><text:span text:style-name="T1">n</text:span><text:span text:style-name="T1">l</text:span><text:span text:style-name="T1">8</text:span><text:span text:style-name="T1">0</text:span><text:span text:style-name="T1">2</text:span><text:span text:style-name="T1">1</text:span><text:span text:style-name="T1">1</text:span></text:p>
          </draw:text-box>
        </draw:frame>
        <draw:frame draw:style-name="gr14" draw:text-style-name="P4" draw:layer="layout" svg:width="2.487cm" svg:height="0.725cm" svg:x="8.909cm" svg:y="15.807cm">
          <draw:text-box>
            <text:p><text:span text:style-name="T1">mac80211</text:span></text:p>
          </draw:text-box>
        </draw:frame>
        <draw:g>
          <draw:custom-shape draw:style-name="gr6" draw:text-style-name="P3" draw:layer="layout" svg:width="1.524cm" svg:height="0.822cm" svg:x="10.36cm" svg:y="8.91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77cm" svg:height="1.938cm" svg:x="11.023cm" svg:y="8.3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5" draw:text-style-name="P4" draw:layer="layout" svg:width="1.302cm" svg:height="0.725cm" svg:x="10.509cm" svg:y="9.004cm">
          <draw:text-box>
            <text:p><text:span text:style-name="T1">z</text:span><text:span text:style-name="T1">m</text:span><text:span text:style-name="T1">q</text:span></text:p>
          </draw:text-box>
        </draw:frame>
        <draw:g>
          <draw:custom-shape draw:style-name="gr6" draw:text-style-name="P3" draw:layer="layout" svg:width="1.524cm" svg:height="0.822cm" svg:x="12.96cm" svg:y="6.41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77cm" svg:height="1.938cm" svg:x="14.123cm" svg:y="5.8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3" draw:layer="layout" svg:width="0.284cm" svg:height="2.002cm" svg:x="13.091cm" svg:y="5.83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5" draw:text-style-name="P4" draw:layer="layout" svg:width="1.302cm" svg:height="0.725cm" svg:x="13.109cm" svg:y="6.504cm">
          <draw:text-box>
            <text:p><text:span text:style-name="T1">z</text:span><text:span text:style-name="T1">m</text:span><text:span text:style-name="T1">q</text:span></text:p>
          </draw:text-box>
        </draw:frame>
        <draw:g>
          <draw:custom-shape draw:style-name="gr6" draw:text-style-name="P3" draw:layer="layout" svg:width="1.524cm" svg:height="0.822cm" svg:x="19.36cm" svg:y="8.91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77cm" svg:height="1.938cm" svg:x="20.023cm" svg:y="8.30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5" draw:text-style-name="P4" draw:layer="layout" svg:width="1.302cm" svg:height="0.725cm" svg:x="19.509cm" svg:y="9.005cm">
          <draw:text-box>
            <text:p><text:span text:style-name="T1">zmq</text:span></text:p>
          </draw:text-box>
        </draw:frame>
        <draw:custom-shape draw:style-name="gr16" draw:text-style-name="P3" draw:layer="layout" svg:width="0.522cm" svg:height="2.2cm" svg:x="11.361cm" svg:y="17.78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508cm" svg:height="2.032cm" svg:x="15.24cm" svg:y="17.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6" draw:layer="layout" svg:width="0.771cm" svg:height="1.524cm" svg:x="5.556cm" svg:y="9.562cm">
          <draw:text-box>
            <text:p text:style-name="P5"><text:span text:style-name="T2">z</text:span></text:p>
            <text:p text:style-name="P5"><text:span text:style-name="T2">m</text:span></text:p>
            <text:p text:style-name="P5"><text:span text:style-name="T2">q</text:span></text:p>
          </draw:text-box>
        </draw:frame>
        <draw:frame draw:style-name="gr18" draw:text-style-name="P6" draw:layer="layout" svg:width="0.771cm" svg:height="1.524cm" svg:x="5.557cm" svg:y="11.762cm">
          <draw:text-box>
            <text:p text:style-name="P5"><text:span text:style-name="T2">z</text:span></text:p>
            <text:p text:style-name="P5"><text:span text:style-name="T2">m</text:span></text:p>
            <text:p text:style-name="P5"><text:span text:style-name="T2">q</text:span>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20" draw:text-style-name="P3" draw:layer="layout" svg:width="2.794cm" svg:height="1.27cm" svg:x="2.92cm" svg:y="1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" draw:layer="layout" svg:width="0.508cm" svg:height="2.994cm" svg:x="5.052cm" svg:y="0.448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2" draw:text-style-name="P3" draw:layer="layout" svg:width="0.522cm" svg:height="3.094cm" svg:x="3.16cm" svg:y="0.494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1" draw:text-style-name="P3" draw:layer="layout" svg:width="0.508cm" svg:height="1.27cm" svg:x="11.177cm" svg:y="1.2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578cm" svg:height="0.254cm" svg:x="10.615cm" svg:y="2.00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3" draw:layer="layout" svg:width="1.678cm" svg:height="0.254cm" svg:x="10.615cm" svg:y="1.5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9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02:12:13.490849885</meta:creation-date>
    <meta:editing-duration>PT3M50S</meta:editing-duration>
    <meta:editing-cycles>2</meta:editing-cycles>
    <meta:generator>LibreOffice/5.1.4.2$Linux_X86_64 LibreOffice_project/10m0$Build-2</meta:generator>
    <meta:initial-creator>Gurjashan Pannu</meta:initial-creator>
    <dc:date>2016-07-04T02:26:33.449769282</dc:date>
    <dc:creator>Gurjashan Pannu</dc:creator>
    <meta:document-statistic meta:object-count="101"/>
  </office:meta>
</office:document-meta>
</file>